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8cm" svg:height="2.9cm" svg:x="2.3cm" svg:y="2.6cm">
          <text:p text:style-name="P1">Нова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8cm" svg:height="2.9cm" svg:x="8cm" svg:y="6.3cm">
          <text:p text:style-name="P1">Подлежит </text:p>
          <text:p text:style-name="P1">рецензированию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.8cm" svg:height="2.9cm" svg:x="8.7cm" svg:y="11.2cm">
          <text:p text:style-name="P1">С полож. отзыво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5.8cm" svg:height="2.9cm" svg:x="1.6cm" svg:y="8.2cm">
          <text:p text:style-name="P1">принята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5.8cm" svg:height="2.9cm" svg:x="21.8cm" svg:y="10.7cm">
          <text:p text:style-name="P1">Требующая правок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5.8cm" svg:height="2.9cm" svg:x="11.8cm" svg:y="2.4cm">
          <text:p text:style-name="P1">С отриц. отзыво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5.8cm" svg:height="2.9cm" svg:x="20.5cm" svg:y="2.5cm">
          <text:p text:style-name="P1">Отклонённа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251cm" svg:y1="5.076cm" svg:x2="8.849cm" svg:y2="6.724cm" draw:start-shape="id1" draw:start-glue-point="9" draw:end-shape="id2" draw:end-glue-point="5" svg:d="m7251 5076 1598 1648" svg:viewBox="0 0 1599 1649">
          <text:p/>
        </draw:connector>
        <draw:connector draw:style-name="gr4" draw:text-style-name="P1" draw:layer="layout" draw:type="line" svg:x1="10.9cm" svg:y1="9.2cm" svg:x2="11.6cm" svg:y2="11.2cm" draw:start-shape="id2" draw:start-glue-point="8" draw:end-shape="id3" draw:end-glue-point="4" svg:d="m10900 9200 700 2000" svg:viewBox="0 0 701 2001">
          <text:p/>
        </draw:connector>
        <draw:connector draw:style-name="gr4" draw:text-style-name="P1" draw:layer="layout" draw:type="line" svg:x1="12.951cm" svg:y1="8.776cm" svg:x2="21.8cm" svg:y2="12.15cm" draw:start-shape="id2" draw:start-glue-point="9" draw:end-shape="id4" svg:d="m12951 8776 8849 3374" svg:viewBox="0 0 8850 3375">
          <text:p/>
        </draw:connector>
        <draw:connector draw:style-name="gr4" draw:text-style-name="P1" draw:layer="layout" draw:type="line" svg:x1="10.9cm" svg:y1="6.3cm" svg:x2="12.649cm" svg:y2="4.876cm" draw:start-shape="id2" draw:start-glue-point="4" draw:end-shape="id5" draw:end-glue-point="7" svg:d="m10900 6300 1749-1424" svg:viewBox="0 0 1750 1425">
          <text:p/>
        </draw:connector>
        <draw:connector draw:style-name="gr4" draw:text-style-name="P1" draw:layer="layout" draw:type="line" svg:x1="14.7cm" svg:y1="5.3cm" svg:x2="12.951cm" svg:y2="6.724cm" draw:start-shape="id5" draw:start-glue-point="8" draw:end-shape="id2" draw:end-glue-point="11" svg:d="m14700 5300-1749 1424" svg:viewBox="0 0 1750 1425">
          <text:p/>
        </draw:connector>
        <draw:connector draw:style-name="gr4" draw:text-style-name="P1" draw:layer="layout" draw:type="line" svg:x1="17.6cm" svg:y1="3.85cm" svg:x2="20.5cm" svg:y2="3.95cm" draw:start-shape="id5" draw:start-glue-point="10" draw:end-shape="id6" draw:end-glue-point="6" svg:d="m17600 3850 2900 100" svg:viewBox="0 0 2901 101">
          <text:p/>
        </draw:connector>
        <draw:connector draw:style-name="gr4" draw:text-style-name="P1" draw:layer="layout" draw:type="line" svg:x1="9.549cm" svg:y1="13.676cm" svg:x2="7.351cm" svg:y2="16.124cm" draw:start-shape="id3" draw:start-glue-point="7" draw:end-shape="id7" draw:end-glue-point="11" svg:d="m9549 13676-2198 2448" svg:viewBox="0 0 2199 2449">
          <text:p/>
        </draw:connector>
        <draw:custom-shape draw:style-name="gr3" draw:text-style-name="P1" xml:id="id8" draw:id="id8" draw:layer="layout" svg:width="5.8cm" svg:height="2.9cm" svg:x="18.1cm" svg:y="15.8cm">
          <text:p text:style-name="P1">Надо мелкие испр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8.1cm" svg:y1="17.25cm" svg:x2="8.2cm" svg:y2="17.15cm" draw:start-shape="id8" draw:start-glue-point="6" draw:end-shape="id7" draw:end-glue-point="10" svg:d="m18100 17250-9900-100" svg:viewBox="0 0 9901 101">
          <text:p/>
        </draw:connector>
        <draw:connector draw:style-name="gr4" draw:text-style-name="P1" draw:layer="layout" draw:type="line" svg:x1="24.7cm" svg:y1="13.6cm" svg:x2="21cm" svg:y2="15.8cm" draw:start-shape="id4" draw:start-glue-point="8" draw:end-shape="id8" draw:end-glue-point="4" svg:d="m24700 13600-3700 2200" svg:viewBox="0 0 3701 2201">
          <text:p/>
        </draw:connector>
        <draw:custom-shape draw:style-name="gr3" draw:text-style-name="P1" xml:id="id9" draw:id="id9" draw:layer="layout" svg:width="5.8cm" svg:height="2.9cm" svg:x="21.9cm" svg:y="6.2cm">
          <text:p text:style-name="P1">Подлежит </text:p>
          <text:p text:style-name="P1">доработк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4.7cm" svg:y1="10.7cm" svg:x2="24.8cm" svg:y2="9.1cm" draw:start-shape="id4" draw:start-glue-point="4" draw:end-shape="id9" draw:end-glue-point="8" svg:d="m24700 10700 100-1600" svg:viewBox="0 0 101 1601">
          <text:p/>
        </draw:connector>
        <draw:connector draw:style-name="gr4" draw:text-style-name="P1" draw:layer="layout" draw:type="line" svg:x1="21.9cm" svg:y1="7.65cm" svg:x2="13.8cm" svg:y2="7.75cm" draw:start-shape="id9" draw:start-glue-point="6" draw:end-shape="id2" draw:end-glue-point="10" svg:d="m21900 7650-8100 100" svg:viewBox="0 0 8101 101">
          <text:p/>
        </draw:connector>
        <draw:custom-shape draw:style-name="gr1" draw:text-style-name="P1" xml:id="id7" draw:id="id7" draw:layer="layout" svg:width="5.8cm" svg:height="2.9cm" svg:x="2.4cm" svg:y="15.7cm">
          <text:p text:style-name="P1">Готовая к приёмк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5cm" svg:y1="12.65cm" svg:x2="18.949cm" svg:y2="16.224cm" draw:start-shape="id3" draw:start-glue-point="10" draw:end-shape="id8" draw:end-glue-point="5" svg:d="m14500 12650 4449 3574" svg:viewBox="0 0 4450 3575">
          <text:p/>
        </draw:connector>
        <draw:connector draw:style-name="gr4" draw:text-style-name="P1" draw:layer="layout" draw:type="line" svg:x1="3.249cm" svg:y1="16.124cm" svg:x2="4.5cm" svg:y2="11.1cm" draw:start-shape="id7" draw:start-glue-point="5" draw:end-shape="id10" draw:end-glue-point="8" svg:d="m3249 16124 1251-5024" svg:viewBox="0 0 1252 5025">
          <text:p/>
        </draw:connector>
        <draw:connector draw:style-name="gr4" draw:text-style-name="P1" draw:layer="layout" draw:type="line" svg:x1="5.3cm" svg:y1="15.7cm" svg:x2="8.849cm" svg:y2="8.776cm" draw:start-shape="id7" draw:start-glue-point="4" draw:end-shape="id2" draw:end-glue-point="7" svg:d="m5300 15700 3549-6924" svg:viewBox="0 0 3550 69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be" fo:country="BY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7:00:38</meta:creation-date>
    <dc:date>2015-07-09T17:23:27</dc:date>
    <meta:editing-duration>PT7M43S</meta:editing-duration>
    <meta:editing-cycles>2</meta:editing-cycles>
    <meta:generator>LibreOffice/4.0.4.2$Linux_X86_64 LibreOffice_project/400m0$Build-2</meta:generator>
    <meta:document-statistic meta:object-count="24"/>
  </office:meta>
</office:document-meta>
</file>